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T2" style:parent-style-name="Car.predefinitoparagrafo" style:family="text">
      <style:text-properties style:use-window-font-color="true"/>
    </style:style>
    <style:style style:name="T3" style:parent-style-name="Car.predefinitoparagrafo" style:family="text">
      <style:text-properties style:use-window-font-color="true"/>
    </style:style>
    <style:style style:name="P4" style:parent-style-name="Normale" style:family="paragraph">
      <style:text-properties fo:font-size="12pt" style:font-size-asian="12pt" style:font-size-complex="12pt"/>
    </style:style>
    <style:style style:name="P5" style:parent-style-name="Normale" style:family="paragraph">
      <style:text-properties fo:font-size="12pt" style:font-size-asian="12pt" style:font-size-complex="12pt"/>
    </style:style>
    <style:style style:name="P6" style:parent-style-name="Normale" style:family="paragraph">
      <style:text-properties fo:font-size="12pt" style:font-size-asian="12pt" style:font-size-complex="12pt"/>
    </style:style>
    <style:style style:name="P7" style:parent-style-name="Titolo1" style:family="paragraph">
      <style:text-properties style:use-window-font-color="true"/>
    </style:style>
    <style:style style:name="P8" style:parent-style-name="Normale" style:family="paragraph">
      <style:text-properties fo:font-size="12pt" style:font-size-asian="12pt" style:font-size-complex="12pt"/>
    </style:style>
    <style:style style:name="P9" style:parent-style-name="Normale" style:family="paragraph">
      <style:text-properties fo:font-size="12pt" style:font-size-asian="12pt" style:font-size-complex="12pt"/>
    </style:style>
    <style:style style:name="P10" style:parent-style-name="Normale" style:family="paragraph">
      <style:text-properties fo:font-size="12pt" style:font-size-asian="12pt" style:font-size-complex="12pt"/>
    </style:style>
    <style:style style:name="P11" style:parent-style-name="Titolo1" style:family="paragraph">
      <style:text-properties fo:color="#000000"/>
    </style:style>
    <style:style style:name="P12" style:parent-style-name="Titolo1" style:family="paragraph">
      <style:text-properties fo:color="#000000"/>
    </style:style>
    <style:style style:name="P13" style:parent-style-name="Normale" style:family="paragraph">
      <style:text-properties fo:font-size="12pt" style:font-size-asian="12pt" style:font-size-complex="12pt"/>
    </style:style>
    <style:style style:name="TableColumn15" style:family="table-column">
      <style:table-column-properties style:column-width="0.4465in"/>
    </style:style>
    <style:style style:name="TableColumn16" style:family="table-column">
      <style:table-column-properties style:column-width="0.9034in"/>
    </style:style>
    <style:style style:name="TableColumn17" style:family="table-column">
      <style:table-column-properties style:column-width="0.9034in"/>
    </style:style>
    <style:style style:name="TableColumn18" style:family="table-column">
      <style:table-column-properties style:column-width="0.9034in"/>
    </style:style>
    <style:style style:name="TableColumn19" style:family="table-column">
      <style:table-column-properties style:column-width="0.9583in"/>
    </style:style>
    <style:style style:name="TableColumn20" style:family="table-column">
      <style:table-column-properties style:column-width="0.9583in"/>
    </style:style>
    <style:style style:name="TableColumn21" style:family="table-column">
      <style:table-column-properties style:column-width="0.9583in"/>
    </style:style>
    <style:style style:name="TableColumn22" style:family="table-column">
      <style:table-column-properties style:column-width="0.6541in"/>
    </style:style>
    <style:style style:name="Table14" style:family="table">
      <style:table-properties style:width="6.686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e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e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e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e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e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e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e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</style:style>
    <style:style style:name="P74" style:parent-style-name="Normale" style:family="paragraph">
      <style:text-properties fo:font-size="12pt" style:font-size-asian="12pt" style:font-size-complex="12pt"/>
    </style:style>
    <style:style style:name="TableColumn76" style:family="table-column">
      <style:table-column-properties style:column-width="0.4465in"/>
    </style:style>
    <style:style style:name="TableColumn77" style:family="table-column">
      <style:table-column-properties style:column-width="0.9034in"/>
    </style:style>
    <style:style style:name="TableColumn78" style:family="table-column">
      <style:table-column-properties style:column-width="0.9034in"/>
    </style:style>
    <style:style style:name="TableColumn79" style:family="table-column">
      <style:table-column-properties style:column-width="0.9034in"/>
    </style:style>
    <style:style style:name="TableColumn80" style:family="table-column">
      <style:table-column-properties style:column-width="0.9583in"/>
    </style:style>
    <style:style style:name="TableColumn81" style:family="table-column">
      <style:table-column-properties style:column-width="0.9583in"/>
    </style:style>
    <style:style style:name="TableColumn82" style:family="table-column">
      <style:table-column-properties style:column-width="0.9583in"/>
    </style:style>
    <style:style style:name="TableColumn83" style:family="table-column">
      <style:table-column-properties style:column-width="0.6541in"/>
    </style:style>
    <style:style style:name="Table75" style:family="table">
      <style:table-properties style:width="6.6861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e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e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e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e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e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e" style:family="paragraph">
      <style:paragraph-properties fo:margin-bottom="0in" fo:line-height="100%"/>
    </style:style>
    <style:style style:name="P135" style:parent-style-name="Titolo1" style:family="paragraph">
      <style:text-properties style:use-window-font-color="true"/>
    </style:style>
    <style:style style:name="P136" style:parent-style-name="Normale" style:family="paragraph">
      <style:text-properties fo:font-size="12pt" style:font-size-asian="12pt" style:font-size-complex="12pt"/>
    </style:style>
    <style:style style:name="P137" style:parent-style-name="Normale" style:family="paragraph">
      <style:text-properties fo:font-size="12pt" style:font-size-asian="12pt" style:font-size-complex="12pt"/>
    </style:style>
    <style:style style:name="P138" style:parent-style-name="Normale" style:family="paragraph">
      <style:text-properties fo:font-size="12pt" style:font-size-asian="12pt" style:font-size-complex="12pt"/>
    </style:style>
    <style:style style:name="P139" style:parent-style-name="Normale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frame draw:z-index="0" draw:id="id0" draw:style-name="a0" draw:name="Object 1" text:anchor-type="as-char" svg:x="0in" svg:y="0in" svg:width="6.69167in" svg:height="9.1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3">Razionale di esecuzione delle prove</text:span></text:h>
      <text:p text:style-name="P4">Abbiamo effettuato inizialmente delle semplici fotografie del piede durante l’intervallo di rotazione, utilizzando 3 marker posti rispettivamente sulla tibia (per calcolare il centro di<text:s/>rotazione), sul malleolo e sulla base dell’alluce per controllare che il piede non si muovesse troppo tra una configurazione e l’altra. Tuttavia, durante la fase di stima dei centri abbiamo osservato delle distorsioni notevoli sul risultato finale, dovute sia a minimi spostamenti del piede durante la rotazione e sia alla distorsione dovuta alla messa a fuoco della fotocamera.</text:p>
      <text:p text:style-name="P5"><text:s/>Per ovviare a tale problema abbiamo pensato di eseguire un video dell’intera rotazione, realizzando 5 fotogrammi 2 associati alla flessione dorsale, 2 alla flessione plantare e una alla posizione a riposo cosi da eliminare il più possibile effetti distorsivi e possibili movimenti, inoltre abbiamo aggiunto due ulteriori marker nella zona della tibia a formare un triangolo per far si che potessimo effettuare la stima di 2 centri di rotazione aggiuntivi ciò ci è stato utile per poter calcolare un‘approssimazione più soddisfacente del centro finale.<text:s/></text:p>
      <text:p text:style-name="P6">Abbiamo sfruttato la costruzione di questi marker a triangolo anche per effettuare una verifica sulla distorsione della pelle durante i vari movimenti della caviglia. Infatti abbiamo calcolato le distanze relative ad ogni lato del triangolo per entrambe le caviglie e verificato che durante entrambi gli archi di movimento tali distanze, che abbiamo ricalcolato per ogni fotogramma, variasse al più di 1 mm.</text:p>
      <text:h text:style-name="P7" text:outline-level="1">Descrizione della procedura di determinazione dei centri della rotazione finita</text:h>
      <text:p text:style-name="P8">Per determinare i centri di rotazione abbiamo deciso di procedere dividendo il lavoro in 2 parti: la stima del cento di rotazione della flessione plantare e la stima del centro per la flessione dorsale. Per entrambi abbiamo sfruttato la sovrapposizione delle immagini, partendo dall’inserimento del fotogramma con la caviglia a riposo abbiamo segnato la posizione dei 3 marker sulla tibia come punto su Solidworks, successivamente abbiamo poi sovrapposto le due immagini del movimento una alla volta e segnato nuovamente i punti di repere.<text:s/></text:p>
      <text:p text:style-name="P9">Abbiamo ottenuto quindi 3 triadi di punti grazie alle quali sfruttando la proprietà delle circonferenze per cui: una circonferenza è univocamente determinata da 3 punti fissi, siamo andati a stimare i 3 centri delle 3 circonferenze identificate da ciascuna triade di punti segnati mediante le immagini.</text:p>
      <text:h text:style-name="Titolo2" text:outline-level="2">Scelta del centro più rappresentativo</text:h>
      <text:p text:style-name="P10">Con la procedura appena illustrata sono stati stimati 6 centri di rotazione differenti, in seguito abbiamo quindi effettuato la media dei punti ricavati, ottenendo il punto che stima al meglio la posizione del centro di rotazione dell’articolazione.<text:s/></text:p>
      <text:h text:style-name="P11" text:outline-level="1"/>
      <text:h text:style-name="P12" text:outline-level="1">Tabella riassuntiva</text:h>
      <text:p text:style-name="P13">Daniele Di Giamberardino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C1_dorsale</text:p>
          </table:table-cell>
          <table:table-cell table:style-name="TableCell28">
            <text:p text:style-name="P29">C2_dorsale</text:p>
          </table:table-cell>
          <table:table-cell table:style-name="TableCell30">
            <text:p text:style-name="P31">C3_dorsale</text:p>
          </table:table-cell>
          <table:table-cell table:style-name="TableCell32">
            <text:p text:style-name="P33">C1_plantare</text:p>
          </table:table-cell>
          <table:table-cell table:style-name="TableCell34">
            <text:p text:style-name="P35">C2_plantare</text:p>
          </table:table-cell>
          <table:table-cell table:style-name="TableCell36">
            <text:p text:style-name="P37">C3_plantare</text:p>
          </table:table-cell>
          <table:table-cell table:style-name="TableCell38">
            <text:p text:style-name="P39">Media</text:p>
          </table:table-cell>
        </table:table-row>
        <table:table-row table:style-name="TableRow40">
          <table:table-cell table:style-name="TableCell41">
            <text:p text:style-name="P42">X</text:p>
          </table:table-cell>
          <table:table-cell table:style-name="TableCell43">
            <text:p text:style-name="P44">61.10</text:p>
          </table:table-cell>
          <table:table-cell table:style-name="TableCell45">
            <text:p text:style-name="P46">57.55</text:p>
          </table:table-cell>
          <table:table-cell table:style-name="TableCell47">
            <text:p text:style-name="P48">57.71</text:p>
          </table:table-cell>
          <table:table-cell table:style-name="TableCell49">
            <text:p text:style-name="P50">53.83</text:p>
          </table:table-cell>
          <table:table-cell table:style-name="TableCell51">
            <text:p text:style-name="P52">41.90</text:p>
          </table:table-cell>
          <table:table-cell table:style-name="TableCell53">
            <text:p text:style-name="P54">48.95</text:p>
          </table:table-cell>
          <table:table-cell table:style-name="TableCell55">
            <text:p text:style-name="P56">54.97</text:p>
          </table:table-cell>
        </table:table-row>
        <table:table-row table:style-name="TableRow57">
          <table:table-cell table:style-name="TableCell58">
            <text:p text:style-name="P59">Y</text:p>
          </table:table-cell>
          <table:table-cell table:style-name="TableCell60">
            <text:p text:style-name="P61">81.49</text:p>
          </table:table-cell>
          <table:table-cell table:style-name="TableCell62">
            <text:p text:style-name="P63">84.57</text:p>
          </table:table-cell>
          <table:table-cell table:style-name="TableCell64">
            <text:p text:style-name="P65">78.44</text:p>
          </table:table-cell>
          <table:table-cell table:style-name="TableCell66">
            <text:p text:style-name="P67">122.70</text:p>
          </table:table-cell>
          <table:table-cell table:style-name="TableCell68">
            <text:p text:style-name="P69">122.59</text:p>
          </table:table-cell>
          <table:table-cell table:style-name="TableCell70">
            <text:p text:style-name="P71">97.53</text:p>
          </table:table-cell>
          <table:table-cell table:style-name="TableCell72">
            <text:p text:style-name="P73">98.45</text:p>
          </table:table-cell>
        </table:table-row>
      </table:table>
      <text:p text:style-name="Normale"/>
      <text:p text:style-name="P74">Edoardo Stati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C1_dorsale</text:p>
          </table:table-cell>
          <table:table-cell table:style-name="TableCell89">
            <text:p text:style-name="P90">C2_dorsale</text:p>
          </table:table-cell>
          <table:table-cell table:style-name="TableCell91">
            <text:p text:style-name="P92">C3_dorsale</text:p>
          </table:table-cell>
          <table:table-cell table:style-name="TableCell93">
            <text:p text:style-name="P94">C1_plantare</text:p>
          </table:table-cell>
          <table:table-cell table:style-name="TableCell95">
            <text:p text:style-name="P96">C2_plantare</text:p>
          </table:table-cell>
          <table:table-cell table:style-name="TableCell97">
            <text:p text:style-name="P98">C3_plantare</text:p>
          </table:table-cell>
          <table:table-cell table:style-name="TableCell99">
            <text:p text:style-name="P100">Media</text:p>
          </table:table-cell>
        </table:table-row>
        <table:table-row table:style-name="TableRow101">
          <table:table-cell table:style-name="TableCell102">
            <text:p text:style-name="P103">X</text:p>
          </table:table-cell>
          <table:table-cell table:style-name="TableCell104">
            <text:p text:style-name="P105">59.78</text:p>
          </table:table-cell>
          <table:table-cell table:style-name="TableCell106">
            <text:p text:style-name="P107">62.80</text:p>
          </table:table-cell>
          <table:table-cell table:style-name="TableCell108">
            <text:p text:style-name="P109">64.07</text:p>
          </table:table-cell>
          <table:table-cell table:style-name="TableCell110">
            <text:p text:style-name="P111">52.67</text:p>
          </table:table-cell>
          <table:table-cell table:style-name="TableCell112">
            <text:p text:style-name="P113">57.00</text:p>
          </table:table-cell>
          <table:table-cell table:style-name="TableCell114">
            <text:p text:style-name="P115">56.49</text:p>
          </table:table-cell>
          <table:table-cell table:style-name="TableCell116">
            <text:p text:style-name="P117">58.80</text:p>
          </table:table-cell>
        </table:table-row>
        <table:table-row table:style-name="TableRow118">
          <table:table-cell table:style-name="TableCell119">
            <text:p text:style-name="P120">Y</text:p>
          </table:table-cell>
          <table:table-cell table:style-name="TableCell121">
            <text:p text:style-name="P122">37.63</text:p>
          </table:table-cell>
          <table:table-cell table:style-name="TableCell123">
            <text:p text:style-name="P124">46.52</text:p>
          </table:table-cell>
          <table:table-cell table:style-name="TableCell125">
            <text:p text:style-name="P126">49.09</text:p>
          </table:table-cell>
          <table:table-cell table:style-name="TableCell127">
            <text:p text:style-name="P128">83.03</text:p>
          </table:table-cell>
          <table:table-cell table:style-name="TableCell129">
            <text:p text:style-name="P130">78.59</text:p>
          </table:table-cell>
          <table:table-cell table:style-name="TableCell131">
            <text:p text:style-name="P132">65.48</text:p>
          </table:table-cell>
          <table:table-cell table:style-name="TableCell133">
            <text:p text:style-name="P134">60.06</text:p>
          </table:table-cell>
        </table:table-row>
      </table:table>
      <text:h text:style-name="P135" text:outline-level="1">Simulazione del meccanismo</text:h>
      <text:p text:style-name="P136">Abbiamo infine realizzato una stima approssimativa del funzionamento del<text:s/>meccanismo del brevetto, per farlo abbiamo utilizzato il centro stimato con le prove sperimentali illustrate precedentemente e imposto le quote di tale centro per ogni membro del gruppo.<text:s/></text:p>
      <text:p text:style-name="P137">Dopo aver calcolato il limite degli angoli di rotazione come angoli compresi tra il segmento che unisce il centro di rotazione e uno dei marker e il segmento compreso tra il centro di rotazione e l’estremità inferiore dell’alluce; siamo andati ad effettuare una verifica visiva sul raggiungimento di tali angoli limite tramite una simulazione del movimento dell’ortesi semplificata.</text:p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Testosegnaposto" style:display-name="Testo segnaposto" style:family="text" style:parent-style-name="Car.predefinitoparagrafo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oardo stati</meta:initial-creator>
    <dc:creator>edoardo stati</dc:creator>
    <meta:creation-date>2024-11-19T11:22:00Z</meta:creation-date>
    <dc:date>2024-11-25T11:28:00Z</dc:date>
    <meta:template xlink:href="Normal" xlink:type="simple"/>
    <meta:editing-cycles>8</meta:editing-cycles>
    <meta:editing-duration>PT7020S</meta:editing-duration>
    <meta:document-statistic meta:page-count="1" meta:paragraph-count="7" meta:word-count="578" meta:character-count="3870" meta:row-count="27" meta:non-whitespace-character-count="3299"/>
  </office:meta>
</office:document-meta>
</file>